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Mono" svg:font-family="RobotoMono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li og koding</text:h>
      <text:p text:style-name="Text_20_body"><text:line-break/>Dette er framapad siden til prosjektet.<text:line-break/>Får innhold etter insperafristen slik at en finner lettere fram og får litt hjelp å navigere i zip-fil.<text:line-break/>Målet med denne siden er å lage et dokument som hjelper en åå navigere mellom de ulike stedene nettsiden befinner seg.<text:line-break/><text:line-break/>Lenke til cliogkoding på github: <text:a xlink:type="simple" xlink:href="https://github.com/kvapehe/cliogkoding" text:style-name="Internet_20_link" text:visited-style-name="Visited_20_Internet_20_Link"><text:span text:style-name="T1">https://github.com/kvapehe/cliogkoding</text:span></text:a><text:line-break/>Lenke til nettsiden på github <text:a xlink:type="simple" xlink:href="https://kvapehe.github.io/cliogkoding/" text:style-name="Internet_20_link" text:visited-style-name="Visited_20_Internet_20_Link">https://kvapehe.github.io/cliogkoding/</text:a><text:line-break/>Slutt dokument pr 2023-05-05. Inspera er fokus nå.<text:line-break/><text:line-break/>Innsender eller kandiddatnummer: 10003 <text:line-break/><text:line-break/><text:line-break/>Etter eksamen er over så er navn lagt til innholdet <text:line-break/><text:line-break/>For min del betyr det ingengting hvordan innholdet blir benyttet. Kan gjerne være med navngiving, slik at <text:line-break/>noen som ser dette senere og sier hmm, muligens noe jeg vil vite mer om, da har mulighet å kontakte meg.</text:p>
      <text:h text:style-name="Heading_20_1" text:outline-level="1">Til info denne siden er tilgjengelig for alle i verden om en har riktig lenke.</text:h>
      <text:p text:style-name="Text_20_body"><text:line-break/>Kan være greit å kjenne til norsk språk, så det er likevel begrenising i hvem sidene det lenkes til er nyttige for.</text:p>
      <text:h text:style-name="Heading_20_2" text:outline-level="2">Fordel og ulempe med fri tilgang</text:h>
      <text:p text:style-name="Text_20_body"><text:line-break/>Når alle har tilgang, kan også alle endre på siden. Dersom den ikke vedlikeholdes ofte nok går den likevel tapt.<text:line-break/><text:line-break/>Pr. dd. er det kun github som blir dynamisk oppdatert så følger folk.ntnu med etterhvert.<text:line-break/><text:line-break/>Lenker pr 2023-05-24<text:line-break/>    Lenke til cliogkoding på github: <text:a xlink:type="simple" xlink:href="https://github.com/kvapehe/cliogkoding" text:style-name="Internet_20_link" text:visited-style-name="Visited_20_Internet_20_Link"><text:span text:style-name="T1">https://github.com/kvapehe/cliogkoding</text:span></text:a><text:line-break/>    Lenke til nettsiden på github <text:a xlink:type="simple" xlink:href="https://kvapehe.github.io/cliogkoding/" text:style-name="Internet_20_link" text:visited-style-name="Visited_20_Internet_20_Link">https://kvapehe.github.io/cliogkoding/</text:a><text:line-break/><text:line-break/>Lenker pr 2023-05-05<text:line-break/>    <text:a xlink:type="simple" xlink:href="https://folk.ntnu.no/pettehei/2023_05_05_innlevering_prosjekt/" text:style-name="Internet_20_link" text:visited-style-name="Visited_20_Internet_20_Link">https://folk.ntnu.no/pettehei/2023_05_05_innlevering_prosjekt/</text:a><text:line-break/>    <text:a xlink:type="simple" xlink:href="https://github.com/kvapehe/cliogkoding" text:style-name="Internet_20_link" text:visited-style-name="Visited_20_Internet_20_Link"><text:span text:style-name="T1">https://github.com/kvapehe/cliogkoding</text:span></text:a><text:line-break/>    Og dette dokumnetent med adresse: <text:a xlink:type="simple" xlink:href="https://annuel2.framapad.org/p/cliogkoding" text:style-name="Internet_20_link" text:visited-style-name="Visited_20_Internet_20_Link">https://annuel2.framapad.org/p/cliogkoding</text:a></text:p>
      <text:h text:style-name="Heading_20_1" text:outline-level="1">Da er vel oppgaven levert</text:h>
      <text:p text:style-name="Text_20_body"><text:line-break/>Tidsfrist 5. mai. Klart på github 24. mai<text:line-break/>Tiden har blitt "godt" brukt til å tillegne seg ny kunnskap, om bla github, git, markdown, triks med css, og naturligvis hovedoppgaven som var å lage noen eksempler på script i bash, batch/cmd, python og powershell.<text:line-break/><text:line-break/>Årsaken det ble disse er at alle 4 språkene kan benyttes i ulik grad i operativsystemet for å styre ulike oppgaver</text:p>
      <text:h text:style-name="Heading_20_2" text:outline-level="2">Tema:</text:h>
      <text:p text:style-name="Text_20_body"><text:line-break/>    Ping av mange IP-adresser, f.eks. folk.ntnu.no eller som koden viser en 192.168.x.x privat IP-område<text:line-break/>    En forenkled hastighetstest av nettverket (speedtest) når en bruker linux. Programmet kjører i bash shell<text:line-break/>    Lete etter filer på systemet i Windows<text:line-break/>    <text:line-break/>Målet med oppgaven er å vise en rekke scriptkommandoer samt demonstrere hvordan en finner ut av måter å bruke kommandoer. Det er lagt ved en rekke lenker til resurser på nett, men ikke i en litteraturliste.<text:line-break/>Lenken finnes i ulike kildekodefiler eller på dedikerte nettsider. Årsaken til dette valget er at eksterne kilder ikke er benyttet, annet en et sted der kandidat har lært å bruke verktøyene.<text:line-break/><text:line-break/>Lykke til med bruken av lenken og innhooldet. Når denne siden en gang slutter å virke, da finnes fortsatt nettsidene på github.<text:line-break/><text:line-break/>Kontaktinfo... Bruk fantasien og grav deg ned litt, da finner du ut av det.<text:line-break/><text:line-break/>Ha en fin sommer til alle som har lest helt ned hi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section text:style-name="Sect1" text:name="comments">
        <text:p text:style-name="Text_20_body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Mono" svg:font-family="RobotoMono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RobotoMono" fo:font-family="RobotoMono" style:font-name-asian="RobotoMono" style:font-family-asian="RobotoMono" style:font-name-complex="RobotoMono" style:font-family-complex="RobotoMono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liogkoding</dc:title>
    <meta:initial-creator>Etherpad</meta:initial-creator>
    <dc:creator>Etherpad</dc:creator>
    <meta:document-statistic meta:table-count="0" meta:image-count="0" meta:object-count="0" meta:page-count="1" meta:paragraph-count="10" meta:word-count="446" meta:character-count="2943" meta:non-whitespace-character-count="2424"/>
    <meta:generator>LibreOffice/7.0.4.2$Linux_X86_64 LibreOffice_project/00$Build-2</meta:generator>
    <meta:user-defined meta:name=""/>
  </office:meta>
</office:document-meta>
</file>